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Arial, sans-serif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text-properties style:font-name="DejaVu Sans" fo:font-size="12pt" style:font-size-asian="12pt" style:font-size-complex="12pt"/>
    </style:style>
    <style:style style:name="P3" style:family="paragraph" style:parent-style-name="Standard">
      <style:text-properties style:font-name="DejaVu Sans" fo:font-size="12pt" officeooo:rsid="00040452" officeooo:paragraph-rsid="00040452" style:font-size-asian="12pt" style:font-size-complex="12pt"/>
    </style:style>
    <style:style style:name="P4" style:family="paragraph" style:parent-style-name="Standard">
      <style:text-properties style:font-name="DejaVu Sans" fo:font-size="12pt" officeooo:rsid="000649b2" officeooo:paragraph-rsid="000649b2" style:font-size-asian="12pt" style:font-size-complex="12pt"/>
    </style:style>
    <style:style style:name="P5" style:family="paragraph" style:parent-style-name="Standard">
      <style:text-properties officeooo:paragraph-rsid="00040452"/>
    </style:style>
    <style:style style:name="P6" style:family="paragraph" style:parent-style-name="Standard">
      <style:text-properties style:font-name="DejaVu Sans" fo:font-size="12pt" officeooo:rsid="000649b2" officeooo:paragraph-rsid="000649b2" style:font-size-asian="12pt" style:font-size-complex="12pt"/>
    </style:style>
    <style:style style:name="P7" style:family="paragraph" style:parent-style-name="Standard">
      <style:text-properties style:font-name="DejaVu Sans" fo:font-size="12pt" officeooo:rsid="00078b4d" officeooo:paragraph-rsid="00078b4d" style:font-size-asian="12pt" style:font-size-complex="12pt"/>
    </style:style>
    <style:style style:name="T1" style:family="text">
      <style:text-properties fo:font-variant="normal" fo:text-transform="none" fo:color="#000000" loext:opacity="100%" style:font-name="apple-system" fo:font-size="14pt" fo:letter-spacing="normal" fo:language="ru" fo:country="RU" fo:font-style="normal" fo:font-weight="normal"/>
    </style:style>
    <style:style style:name="T2" style:family="text">
      <style:text-properties fo:font-variant="normal" fo:text-transform="none" fo:color="#000000" loext:opacity="100%" style:font-name="DejaVu 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e2e2e" loext:opacity="100%" style:font-name="DejaVu San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e2e2e" loext:opacity="100%" style:font-name="DejaVu Sans" fo:font-size="12pt" fo:letter-spacing="normal" fo:font-style="normal" fo:font-weight="normal" officeooo:rsid="00040452" style:font-size-asian="12pt" style:font-size-complex="12pt"/>
    </style:style>
    <style:style style:name="T5" style:family="text">
      <style:text-properties style:font-name="DejaVu Sans" fo:font-size="12pt" officeooo:rsid="00040452" style:font-size-asian="12pt" style:font-size-complex="12pt"/>
    </style:style>
    <style:style style:name="T6" style:family="text">
      <style:text-properties fo:language="ru" fo:country="RU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reader-title"/><text:span text:style-name="T4">1. </text:span><text:span text:style-name="T3">Домашний алгоритм разбиения на слова (c картинками) Артамонов Павел </text:span><text:a xlink:type="simple" xlink:href="https://habr.com/ru/users/PArtamonov/" text:style-name="Internet_20_link" text:visited-style-name="Visited_20_Internet_20_Link">Partamonov</text:a><text:span text:style-name="T2"> 12 сентября 2016 в 13:20</text:span></text:h>
      <text:p text:style-name="P2"><text:a xlink:type="simple" xlink:href="https://habr.com/ru/post/309762/" text:style-name="Internet_20_link" text:visited-style-name="Visited_20_Internet_20_Link">https://habr.com/ru/post/309762/</text:a></text:p>
      <text:p text:style-name="P2"/>
      <text:p text:style-name="P5"><text:span text:style-name="T5">2. </text:span><text:span text:style-name="T6">Алгоритмы сегментации текста </text:span><text:a xlink:type="simple" xlink:href="https://habr.com/ru/users/mishadoff/" text:style-name="Internet_20_link" text:visited-style-name="Visited_20_Internet_20_Link">mishadoff</text:a><text:span text:style-name="T1"> 2 апреля 2012 в 11:36</text:span><text:span text:style-name="T6"><text:line-break/> </text:span></text:p>
      <text:p text:style-name="P3"><text:a xlink:type="simple" xlink:href="https://habr.com/ru/post/141228/" text:style-name="Internet_20_link" text:visited-style-name="Visited_20_Internet_20_Link">https://habr.com/ru/post/141228/</text:a></text:p>
      <text:p text:style-name="P3"/>
      <text:p text:style-name="P4">3. Запрос - <text:a xlink:type="simple" xlink:href="https://yandex.ru/search/?text=hразделение+строки+символов+на+слова&amp;clid=2574587&amp;win=548&amp;lr=213" text:style-name="Standard" text:visited-style-name="Standard">разделение строки символов на слова</text:a></text:p>
      <text:p text:style-name="P7">4. https://cyberleninka.ru/search?q=РАЗДЕЛЕНИЕ%20СПЛОШНОГО%20ТЕКСТА%20НА%20СЛОВА&amp;page=1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5:18:43.968385810</meta:creation-date>
    <dc:date>2022-10-18T05:54:36.591089160</dc:date>
    <meta:editing-duration>PT15M25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6" meta:word-count="38" meta:character-count="369" meta:non-whitespace-character-count="335"/>
  </office:meta>
</office:document-meta>
</file>